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3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svg:stroke-width="0mm" draw:marker-start-width="2mm" draw:marker-end-width="2m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.19mm" svg:height="45.18mm" svg:x="134.86mm" svg:y="1.19mm">
            <draw:object draw:notify-on-update-of-ranges="Sheet1.B2:Sheet1.B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9.4mm" svg:height="53.89mm" svg:x="134.4mm" svg:y="48.22mm">
            <draw:object draw:notify-on-update-of-ranges="Sheet1.C1:Sheet1.C2 Sheet1.C3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90.74mm" svg:height="45.74mm" svg:x="224.14mm" svg:y="2.48mm">
            <draw:object draw:notify-on-update-of-ranges="Sheet1.D2:Sheet1.D2 Sheet1.D3:Sheet1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97.11mm" svg:height="51.93mm" svg:x="223.52mm" svg:y="48.92mm">
            <draw:object draw:notify-on-update-of-ranges="Sheet1.E1:Sheet1.E2 Sheet1.E3:Sheet1.E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6"/>
        <table:table-row table:style-name="ro1">
          <table:table-cell table:style-name="ce2"/>
          <table:table-cell table:style-name="Default" office:value-type="string" calcext:value-type="string">
            <text:p>Mejor caso</text:p>
          </table:table-cell>
          <table:table-cell table:style-name="Default" office:value-type="string" calcext:value-type="string">
            <text:p>Medida mejor caso</text:p>
          </table:table-cell>
          <table:table-cell table:style-name="Default" office:value-type="string" calcext:value-type="string">
            <text:p>Peor caso</text:p>
          </table:table-cell>
          <table:table-cell table:style-name="Default" office:value-type="string" calcext:value-type="string">
            <text:p>Medida peor caso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3/2(N-1)</text:p>
          </table:table-cell>
          <table:table-cell table:style-name="ce3" office:value-type="string" calcext:value-type="string">
            <text:p>t(n)</text:p>
          </table:table-cell>
          <table:table-cell table:style-name="ce3" office:value-type="string" calcext:value-type="string">
            <text:p>1/4(3N²-N-2)</text:p>
          </table:table-cell>
          <table:table-cell table:style-name="ce3" office:value-type="string" calcext:value-type="string">
            <text:p>t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/2*([.A3]-1)" office:value-type="float" office:value="13.5" calcext:value-type="float">
            <text:p>13,50</text:p>
          </table:table-cell>
          <table:table-cell table:style-name="ce5" office:value-type="float" office:value="2.26" calcext:value-type="float">
            <text:p>2,26</text:p>
          </table:table-cell>
          <table:table-cell table:formula="of:=1/4*(3*[.A3]*[.A3]-[.A3]-2)" office:value-type="float" office:value="72" calcext:value-type="float">
            <text:p>72,00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/2*([.A4]-1)" office:value-type="float" office:value="28.5" calcext:value-type="float">
            <text:p>28,50</text:p>
          </table:table-cell>
          <table:table-cell table:style-name="ce5" office:value-type="float" office:value="4.06" calcext:value-type="float">
            <text:p>4,06</text:p>
          </table:table-cell>
          <table:table-cell table:formula="of:=1/4*(3*[.A4]*[.A4]-[.A4]-2)" office:value-type="float" office:value="294.5" calcext:value-type="float">
            <text:p>294,50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/2*([.A5]-1)" office:value-type="float" office:value="43.5" calcext:value-type="float">
            <text:p>43,50</text:p>
          </table:table-cell>
          <table:table-cell table:style-name="ce5" office:value-type="float" office:value="5.63" calcext:value-type="float">
            <text:p>5,63</text:p>
          </table:table-cell>
          <table:table-cell table:formula="of:=1/4*(3*[.A5]*[.A5]-[.A5]-2)" office:value-type="float" office:value="667" calcext:value-type="float">
            <text:p>667,00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/2*([.A6]-1)" office:value-type="float" office:value="58.5" calcext:value-type="float">
            <text:p>58,50</text:p>
          </table:table-cell>
          <table:table-cell table:style-name="ce5" office:value-type="float" office:value="7.73" calcext:value-type="float">
            <text:p>7,73</text:p>
          </table:table-cell>
          <table:table-cell table:formula="of:=1/4*(3*[.A6]*[.A6]-[.A6]-2)" office:value-type="float" office:value="1189.5" calcext:value-type="float">
            <text:p>1189,50</text:p>
          </table:table-cell>
          <table:table-cell office:value-type="float" office:value="9.65" calcext:value-type="float">
            <text:p>9,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/2*([.A7]-1)" office:value-type="float" office:value="73.5" calcext:value-type="float">
            <text:p>73,50</text:p>
          </table:table-cell>
          <table:table-cell table:style-name="ce5" office:value-type="float" office:value="11.06" calcext:value-type="float">
            <text:p>11,06</text:p>
          </table:table-cell>
          <table:table-cell table:formula="of:=1/4*(3*[.A7]*[.A7]-[.A7]-2)" office:value-type="float" office:value="1862" calcext:value-type="float">
            <text:p>1862,00</text:p>
          </table:table-cell>
          <table:table-cell office:value-type="float" office:value="12.97" calcext:value-type="float">
            <text:p>12,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/2*([.A8]-1)" office:value-type="float" office:value="88.5" calcext:value-type="float">
            <text:p>88,50</text:p>
          </table:table-cell>
          <table:table-cell table:style-name="ce5" office:value-type="float" office:value="11.96" calcext:value-type="float">
            <text:p>11,96</text:p>
          </table:table-cell>
          <table:table-cell table:formula="of:=1/4*(3*[.A8]*[.A8]-[.A8]-2)" office:value-type="float" office:value="2684.5" calcext:value-type="float">
            <text:p>2684,50</text:p>
          </table:table-cell>
          <table:table-cell office:value-type="float" office:value="15.32" calcext:value-type="float">
            <text:p>15,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3/2*([.A9]-1)" office:value-type="float" office:value="103.5" calcext:value-type="float">
            <text:p>103,50</text:p>
          </table:table-cell>
          <table:table-cell office:value-type="float" office:value="14.2" calcext:value-type="float">
            <text:p>14,20</text:p>
          </table:table-cell>
          <table:table-cell table:formula="of:=1/4*(3*[.A9]*[.A9]-[.A9]-2)" office:value-type="float" office:value="3657" calcext:value-type="float">
            <text:p>3657,00</text:p>
          </table:table-cell>
          <table:table-cell office:value-type="float" office:value="18.85" calcext:value-type="float">
            <text:p>18,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3/2*([.A10]-1)" office:value-type="float" office:value="118.5" calcext:value-type="float">
            <text:p>118,50</text:p>
          </table:table-cell>
          <table:table-cell office:value-type="float" office:value="15.43" calcext:value-type="float">
            <text:p>15,43</text:p>
          </table:table-cell>
          <table:table-cell table:formula="of:=1/4*(3*[.A10]*[.A10]-[.A10]-2)" office:value-type="float" office:value="4779.5" calcext:value-type="float">
            <text:p>4779,50</text:p>
          </table:table-cell>
          <table:table-cell office:value-type="float" office:value="22.42" calcext:value-type="float">
            <text:p>22,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3/2*([.A11]-1)" office:value-type="float" office:value="133.5" calcext:value-type="float">
            <text:p>133,50</text:p>
          </table:table-cell>
          <table:table-cell office:value-type="float" office:value="17.83" calcext:value-type="float">
            <text:p>17,83</text:p>
          </table:table-cell>
          <table:table-cell table:formula="of:=1/4*(3*[.A11]*[.A11]-[.A11]-2)" office:value-type="float" office:value="6052" calcext:value-type="float">
            <text:p>6052,00</text:p>
          </table:table-cell>
          <table:table-cell office:value-type="float" office:value="24.47" calcext:value-type="float">
            <text:p>24,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3/2*([.A12]-1)" office:value-type="float" office:value="148.5" calcext:value-type="float">
            <text:p>148,50</text:p>
          </table:table-cell>
          <table:table-cell office:value-type="float" office:value="20.7" calcext:value-type="float">
            <text:p>20,70</text:p>
          </table:table-cell>
          <table:table-cell table:formula="of:=1/4*(3*[.A12]*[.A12]-[.A12]-2)" office:value-type="float" office:value="7474.5" calcext:value-type="float">
            <text:p>7474,50</text:p>
          </table:table-cell>
          <table:table-cell office:value-type="float" office:value="27.5" calcext:value-type="float">
            <text:p>27,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3/2*([.A13]-1)" office:value-type="float" office:value="163.5" calcext:value-type="float">
            <text:p>163,50</text:p>
          </table:table-cell>
          <table:table-cell office:value-type="float" office:value="21.63" calcext:value-type="float">
            <text:p>21,63</text:p>
          </table:table-cell>
          <table:table-cell table:formula="of:=1/4*(3*[.A13]*[.A13]-[.A13]-2)" office:value-type="float" office:value="9047" calcext:value-type="float">
            <text:p>9047,00</text:p>
          </table:table-cell>
          <table:table-cell office:value-type="float" office:value="32.85" calcext:value-type="float">
            <text:p>32,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3/2*([.A14]-1)" office:value-type="float" office:value="178.5" calcext:value-type="float">
            <text:p>178,50</text:p>
          </table:table-cell>
          <table:table-cell office:value-type="float" office:value="23.73" calcext:value-type="float">
            <text:p>23,73</text:p>
          </table:table-cell>
          <table:table-cell table:formula="of:=1/4*(3*[.A14]*[.A14]-[.A14]-2)" office:value-type="float" office:value="10769.5" calcext:value-type="float">
            <text:p>10769,50</text:p>
          </table:table-cell>
          <table:table-cell office:value-type="float" office:value="36.5" calcext:value-type="float">
            <text:p>36,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3/2*([.A15]-1)" office:value-type="float" office:value="193.5" calcext:value-type="float">
            <text:p>193,50</text:p>
          </table:table-cell>
          <table:table-cell office:value-type="float" office:value="25.8" calcext:value-type="float">
            <text:p>25,80</text:p>
          </table:table-cell>
          <table:table-cell table:formula="of:=1/4*(3*[.A15]*[.A15]-[.A15]-2)" office:value-type="float" office:value="12642" calcext:value-type="float">
            <text:p>12642,00</text:p>
          </table:table-cell>
          <table:table-cell office:value-type="float" office:value="38.07" calcext:value-type="float">
            <text:p>38,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3/2*([.A16]-1)" office:value-type="float" office:value="208.5" calcext:value-type="float">
            <text:p>208,50</text:p>
          </table:table-cell>
          <table:table-cell office:value-type="float" office:value="28.4" calcext:value-type="float">
            <text:p>28,40</text:p>
          </table:table-cell>
          <table:table-cell table:formula="of:=1/4*(3*[.A16]*[.A16]-[.A16]-2)" office:value-type="float" office:value="14664.5" calcext:value-type="float">
            <text:p>14664,50</text:p>
          </table:table-cell>
          <table:table-cell office:value-type="float" office:value="43.4" calcext:value-type="float">
            <text:p>43,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3/2*([.A17]-1)" office:value-type="float" office:value="223.5" calcext:value-type="float">
            <text:p>223,50</text:p>
          </table:table-cell>
          <table:table-cell office:value-type="float" office:value="30.2" calcext:value-type="float">
            <text:p>30,20</text:p>
          </table:table-cell>
          <table:table-cell table:formula="of:=1/4*(3*[.A17]*[.A17]-[.A17]-2)" office:value-type="float" office:value="16837" calcext:value-type="float">
            <text:p>16837,00</text:p>
          </table:table-cell>
          <table:table-cell office:value-type="float" office:value="50.07" calcext:value-type="float">
            <text:p>50,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3/2*([.A18]-1)" office:value-type="float" office:value="238.5" calcext:value-type="float">
            <text:p>238,50</text:p>
          </table:table-cell>
          <table:table-cell office:value-type="float" office:value="31.33" calcext:value-type="float">
            <text:p>31,33</text:p>
          </table:table-cell>
          <table:table-cell table:formula="of:=1/4*(3*[.A18]*[.A18]-[.A18]-2)" office:value-type="float" office:value="19159.5" calcext:value-type="float">
            <text:p>19159,50</text:p>
          </table:table-cell>
          <table:table-cell office:value-type="float" office:value="51.275" calcext:value-type="float">
            <text:p>51,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3/2*([.A19]-1)" office:value-type="float" office:value="253.5" calcext:value-type="float">
            <text:p>253,50</text:p>
          </table:table-cell>
          <table:table-cell office:value-type="float" office:value="34.3" calcext:value-type="float">
            <text:p>34,30</text:p>
          </table:table-cell>
          <table:table-cell table:formula="of:=1/4*(3*[.A19]*[.A19]-[.A19]-2)" office:value-type="float" office:value="21632" calcext:value-type="float">
            <text:p>21632,00</text:p>
          </table:table-cell>
          <table:table-cell office:value-type="float" office:value="61.6" calcext:value-type="float">
            <text:p>61,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3/2*([.A20]-1)" office:value-type="float" office:value="268.5" calcext:value-type="float">
            <text:p>268,50</text:p>
          </table:table-cell>
          <table:table-cell office:value-type="float" office:value="36.9" calcext:value-type="float">
            <text:p>36,90</text:p>
          </table:table-cell>
          <table:table-cell table:formula="of:=1/4*(3*[.A20]*[.A20]-[.A20]-2)" office:value-type="float" office:value="24254.5" calcext:value-type="float">
            <text:p>24254,50</text:p>
          </table:table-cell>
          <table:table-cell office:value-type="float" office:value="65.5" calcext:value-type="float">
            <text:p>65,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3/2*([.A21]-1)" office:value-type="float" office:value="283.5" calcext:value-type="float">
            <text:p>283,50</text:p>
          </table:table-cell>
          <table:table-cell office:value-type="float" office:value="38.63" calcext:value-type="float">
            <text:p>38,63</text:p>
          </table:table-cell>
          <table:table-cell table:formula="of:=1/4*(3*[.A21]*[.A21]-[.A21]-2)" office:value-type="float" office:value="27027" calcext:value-type="float">
            <text:p>27027,00</text:p>
          </table:table-cell>
          <table:table-cell office:value-type="float" office:value="71.65" calcext:value-type="float">
            <text:p>71,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3/2*([.A22]-1)" office:value-type="float" office:value="298.5" calcext:value-type="float">
            <text:p>298,50</text:p>
          </table:table-cell>
          <table:table-cell office:value-type="float" office:value="40.8" calcext:value-type="float">
            <text:p>40,80</text:p>
          </table:table-cell>
          <table:table-cell table:formula="of:=1/4*(3*[.A22]*[.A22]-[.A22]-2)" office:value-type="float" office:value="29949.5" calcext:value-type="float">
            <text:p>29949,50</text:p>
          </table:table-cell>
          <table:table-cell office:value-type="float" office:value="76.9" calcext:value-type="float">
            <text:p>76,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22:53:55.334893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33:03.354973508</meta:creation-date>
    <dc:date>2019-04-21T00:12:39.156481638</dc:date>
    <meta:editing-duration>PT11M29S</meta:editing-duration>
    <meta:editing-cycles>4</meta:editing-cycles>
    <meta:generator>LibreOffice/6.1.5.2$Linux_X86_64 LibreOffice_project/10$Build-2</meta:generator>
    <meta:document-statistic meta:table-count="1" meta:cell-count="1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2cm" svg:height="4.519cm" xlink:href=".." xlink:type="simple" chart:class="chart:line" chart:style-name="ch1">
        <chart:legend chart:legend-position="end" svg:x="6.459cm" svg:y="1.96cm" style:legend-expansion="high" chart:style-name="ch2"/>
        <chart:plot-area chart:style-name="ch3" table:cell-range-address="Sheet1.B2:Sheet1.B22" chart:data-source-has-labels="row" svg:x="0.18cm" svg:y="0.09cm" svg:width="6.099cm" svg:height="4.339cm">
          <chartooo:coordinate-region svg:x="0.987cm" svg:y="0.29cm" svg:width="5.292cm" svg:height="3.3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2(N-1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">
                <text:p>13.5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.5">
                <text:p>29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41cm" svg:height="5.39cm" xlink:href=".." xlink:type="simple" chart:class="chart:line" chart:style-name="ch1">
        <chart:legend chart:legend-position="end" svg:x="5.533cm" svg:y="2.197cm" style:legend-expansion="high" chart:style-name="ch2"/>
        <chart:plot-area chart:style-name="ch3" table:cell-range-address="Sheet1.C1:Sheet1.C22" chart:data-source-has-labels="row" svg:x="0.178cm" svg:y="0.107cm" svg:width="5.177cm" svg:height="5.176cm">
          <chartooo:coordinate-region svg:x="1.276cm" svg:y="0.307cm" svg:width="4.079cm" svg:height="4.1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2" chart:label-cell-address="Sheet1.C1:Sheet1.C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da mejor caso t(n)</text:p>
                <text:list>
                  <text:list-item>
                    <text:p>Medida mejor caso</text:p>
                  </text:list-item>
                  <text:list-item>
                    <text:p>t(n)</text:p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6">
                <text:p>2.26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8">
                <text:p>4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75cm" svg:height="4.575cm" xlink:href=".." xlink:type="simple" chart:class="chart:line" chart:style-name="ch1">
        <chart:legend chart:legend-position="end" svg:x="5.879cm" svg:y="1.988cm" style:legend-expansion="high" chart:style-name="ch2"/>
        <chart:plot-area chart:style-name="ch3" table:cell-range-address="Sheet1.D2:Sheet1.D22" chart:data-source-has-labels="row" svg:x="0.181cm" svg:y="0.091cm" svg:width="5.517cm" svg:height="4.393cm">
          <chartooo:coordinate-region svg:x="1.358cm" svg:y="0.29cm" svg:width="4.34cm" svg:height="3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label-cell-address="Sheet1.D2:Sheet1.D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4(3N²-N-2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>72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9.5">
                <text:p>118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4.5">
                <text:p>268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79.5">
                <text:p>477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74.5">
                <text:p>747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47">
                <text:p>9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69.5">
                <text:p>1076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42">
                <text:p>12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64.5">
                <text:p>1466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37">
                <text:p>16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9.5">
                <text:p>1915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32">
                <text:p>21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54.5">
                <text:p>2425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27">
                <text:p>27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49.5">
                <text:p>29949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12cm" svg:height="5.194cm" xlink:href=".." xlink:type="simple" chart:class="chart:line" chart:style-name="ch1">
        <chart:legend chart:legend-position="end" svg:x="5.643cm" svg:y="2.099cm" style:legend-expansion="high" chart:style-name="ch2"/>
        <chart:plot-area chart:style-name="ch3" table:cell-range-address="Sheet1.E1:Sheet1.E22" chart:data-source-has-labels="row" svg:x="0.194cm" svg:y="0.103cm" svg:width="5.255cm" svg:height="4.988cm">
          <chartooo:coordinate-region svg:x="1.292cm" svg:y="0.302cm" svg:width="4.157cm" svg:height="3.9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22" chart:label-cell-address="Sheet1.E1:Sheet1.E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da peor caso t(n)</text:p>
                <text:list>
                  <text:list-item>
                    <text:p>Medida peor caso</text:p>
                  </text:list-item>
                  <text:list-item>
                    <text:p>t(n)</text:p>
                  </text:list-item>
                </text:list>
                <draw:g>
                  <svg:desc>Sheet1.E1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">
                <text:p>2.2</text:p>
                <draw:g>
                  <svg:desc>Sheet1.E3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85">
                <text:p>18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07">
                <text:p>38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275">
                <text:p>51.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65">
                <text:p>71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9">
                <text:p>76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